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49pt"/>
    </style:style>
    <style:style style:name="co2" style:family="table-column">
      <style:table-column-properties fo:break-before="auto" style:column-width="117.16pt"/>
    </style:style>
    <style:style style:name="co3" style:family="table-column">
      <style:table-column-properties fo:break-before="auto" style:column-width="122.26pt"/>
    </style:style>
    <style:style style:name="co4" style:family="table-column">
      <style:table-column-properties fo:break-before="auto" style:column-width="45.04pt"/>
    </style:style>
    <style:style style:name="co5" style:family="table-column">
      <style:table-column-properties fo:break-before="auto" style:column-width="57.2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ditionYear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Annis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This edition contains a list of “Negro Schools and Colleges in the United States” (p 4-6) and “Leading Negro Publications of the United States” (p.7-9)</text:p>
          </table:table-cell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Andalusi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Gadsde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Genev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Tuscaloos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Arkadelph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Arkadelphi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Arkadelphia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Arkadelphia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Brinkle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El Dorado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El Dorad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El Dorado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El Dorado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Fort Smith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Fort Smit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t Springs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t Springs</text:p>
          </table:table-cell>
          <table:table-cell office:value-type="string" calcext:value-type="string">
            <text:p>Tourist Home</text:p>
          </table:table-cell>
          <table:table-cell office:value-type="float" office:value="7" calcext:value-type="float">
            <text:p>7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t Springs</text:p>
          </table:table-cell>
          <table:table-cell office:value-type="string" calcext:value-type="string">
            <text:p>Sanitarium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Restaurant</text:p>
          </table:table-cell>
          <table:table-cell office:value-type="float" office:value="7" calcext:value-type="float">
            <text:p>7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Beauty Parlor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School of Beauty Cultur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Barber Shop</text:p>
          </table:table-cell>
          <table:table-cell office:value-type="float" office:value="7" calcext:value-type="float">
            <text:p>7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Liquor Stor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Tailor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North Little Rock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North Little Rock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North Little Rock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North Little Rock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North Little Rock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Liquor Stor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South Camden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School of Beauty Cultur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Fordys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Russell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Nogale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Beauty Parlor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Tucs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spelled “Tuscon”</text:p>
          </table:table-cell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Tucs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Yum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Berkle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Berkle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Berkle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El Centr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El Centr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El Centro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Restaurant</text:p>
          </table:table-cell>
          <table:table-cell office:value-type="float" office:value="6" calcext:value-type="float">
            <text:p>6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Beauty Parlor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Barber Shop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Trailer Park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Hotel</text:p>
          </table:table-cell>
          <table:table-cell office:value-type="float" office:value="14" calcext:value-type="float">
            <text:p>1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Restaurant</text:p>
          </table:table-cell>
          <table:table-cell office:value-type="float" office:value="23" calcext:value-type="float">
            <text:p>2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Beauty Parlor</text:p>
          </table:table-cell>
          <table:table-cell office:value-type="float" office:value="14" calcext:value-type="float">
            <text:p>1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Barber Shop</text:p>
          </table:table-cell>
          <table:table-cell office:value-type="float" office:value="7" calcext:value-type="float">
            <text:p>7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Tavern</text:p>
          </table:table-cell>
          <table:table-cell office:value-type="float" office:value="12" calcext:value-type="float">
            <text:p>1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Night Club</text:p>
          </table:table-cell>
          <table:table-cell office:value-type="float" office:value="10" calcext:value-type="float">
            <text:p>10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Liquor Store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Service Station</text:p>
          </table:table-cell>
          <table:table-cell office:value-type="float" office:value="12" calcext:value-type="float">
            <text:p>1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Garage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Automotiv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Drug Store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Tailor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Elsinore</text:p>
          </table:table-cell>
          <table:table-cell office:value-type="string" calcext:value-type="string">
            <text:p>M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Hollywoo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Pasaden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Pasaden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Pasadena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Bernardin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ta Monic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Tular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Tular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Vallej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Victor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Colorado Spring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Restaurant</text:p>
          </table:table-cell>
          <table:table-cell office:value-type="float" office:value="17" calcext:value-type="float">
            <text:p>17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Beauty Parlor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one is ad with just phone #</text:p>
          </table:table-cell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Barber Shop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Liquor Stor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Drug Store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Tailor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Greenle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La Junt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Puebl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Puebl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Trinida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Bridgepor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Bridgeport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Bridgeport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Beauty Parlor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Londo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Lond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Stamfor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Stamfor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Stamfor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Waterbur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Waterbur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West Have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Dover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Townsen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Hotel</text:p>
          </table:table-cell>
          <table:table-cell office:value-type="float" office:value="9" calcext:value-type="float">
            <text:p>9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2 ads</text:p>
          </table:table-cell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avern</text:p>
          </table:table-cell>
          <table:table-cell office:value-type="float" office:value="10" calcext:value-type="float">
            <text:p>10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Restaurant</text:p>
          </table:table-cell>
          <table:table-cell office:value-type="float" office:value="13" calcext:value-type="float">
            <text:p>1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Liquor Store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Beauty Parlor</text:p>
          </table:table-cell>
          <table:table-cell office:value-type="float" office:value="8" calcext:value-type="float">
            <text:p>8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Night Club</text:p>
          </table:table-cell>
          <table:table-cell office:value-type="float" office:value="6" calcext:value-type="float">
            <text:p>6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Daytona Beac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Daytona Beach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Daytona Beach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Daytona Beach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Daytona Beach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Delray Beach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Fort Lauderda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Fort Lauderdal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Tourist Home</text:p>
          </table:table-cell>
          <table:table-cell office:value-type="float" office:value="7" calcext:value-type="float">
            <text:p>7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 Cit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land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Beauty Parlor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Liquor Store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Orland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Pensacol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Pensacola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Sebrin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St. Augustin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West Palm Beach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ugusta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ugust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ugusta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Eastma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Beauty Parlor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Trailer Park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Way Cros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Hotel</text:p>
          </table:table-cell>
          <table:table-cell office:value-type="float" office:value="25" calcext:value-type="float">
            <text:p>2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Restaurant</text:p>
          </table:table-cell>
          <table:table-cell office:value-type="float" office:value="9" calcext:value-type="float">
            <text:p>9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Night Club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Service Station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entrali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entrali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entrali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entrali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Dan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Dan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ourist Home</text:p>
          </table:table-cell>
          <table:table-cell office:value-type="float" office:value="6" calcext:value-type="float">
            <text:p>6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Rockfor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Rockford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Waukega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Pocateell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Recreation Park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Elkhar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Evansville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Fort Wayn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French Lick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Restaurant</text:p>
          </table:table-cell>
          <table:table-cell office:value-type="float" office:value="8" calcext:value-type="float">
            <text:p>8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One listed separately as “Chinese Restaurant”</text:p>
          </table:table-cell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Beauty Parlor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Tavern</text:p>
          </table:table-cell>
          <table:table-cell office:value-type="float" office:value="8" calcext:value-type="float">
            <text:p>8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Jefferson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Kokomo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Lafayett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Michigan Cit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Munci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New Alban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Terre Haut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Terre Haut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West Baden Spring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Evans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Cedar Rapid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Restaurant</text:p>
          </table:table-cell>
          <table:table-cell office:value-type="float" office:value="16" calcext:value-type="float">
            <text:p>16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Beauty Parlor</text:p>
          </table:table-cell>
          <table:table-cell office:value-type="float" office:value="9" calcext:value-type="float">
            <text:p>9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ubuqu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Ottumwa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Waterloo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Atchis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Atchis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Atchis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Bogu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Coffey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Concordi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Empori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Edwards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Fort Scot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Fort Scot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Hiawath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Hutchins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Independenc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Junction Cit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Junction Cit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Larned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Laurenc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Leavenworth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Restaurant</text:p>
          </table:table-cell>
          <table:table-cell office:value-type="float" office:value="6" calcext:value-type="float">
            <text:p>6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Wichit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Wichit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Elizabethtow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Paduca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Hopkinsvill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incoln Ridg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Restaurant</text:p>
          </table:table-cell>
          <table:table-cell office:value-type="float" office:value="13" calcext:value-type="float">
            <text:p>1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Beauty Parlor</text:p>
          </table:table-cell>
          <table:table-cell office:value-type="float" office:value="10" calcext:value-type="float">
            <text:p>10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Liquor Stor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Taxi Cab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ogalus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Lafayett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Lake Charle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ansfiel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ansfield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onro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onro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organ Cit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Hotel</text:p>
          </table:table-cell>
          <table:table-cell office:value-type="float" office:value="11" calcext:value-type="float">
            <text:p>1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Restaurant</text:p>
          </table:table-cell>
          <table:table-cell office:value-type="float" office:value="13" calcext:value-type="float">
            <text:p>1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School of Beauty Cultur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Tavern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Night Club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1 is mentioned twice, once as ad with photograph of building </text:p>
          </table:table-cell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Taxi Cab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Tourist Cour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Ad with photograph of building and people </text:p>
          </table:table-cell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Trailer Park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Iberi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Opelcusas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cotland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Tailor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August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Bangor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Gardnier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Old Orchar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Annapoli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Annapolis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Beauty Parlor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Tavern</text:p>
          </table:table-cell>
          <table:table-cell office:value-type="float" office:value="7" calcext:value-type="float">
            <text:p>7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Night Club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Liquor Store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Trailer Park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uena Vist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Colton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Hagerstow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Salisbur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Turners Corner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Upper Marlbor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Attlebor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Tourist Home</text:p>
          </table:table-cell>
          <table:table-cell office:value-type="float" office:value="6" calcext:value-type="float">
            <text:p>6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Restaurant</text:p>
          </table:table-cell>
          <table:table-cell office:value-type="float" office:value="10" calcext:value-type="float">
            <text:p>10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Beauty Parlor</text:p>
          </table:table-cell>
          <table:table-cell office:value-type="float" office:value="23" calcext:value-type="float">
            <text:p>2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Tailor</text:p>
          </table:table-cell>
          <table:table-cell office:value-type="float" office:value="6" calcext:value-type="float">
            <text:p>6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Cambridg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Great Barring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Hyami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North Adam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Needham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Pittsfield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Plymouth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andolph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Tailor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outh Hans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outh Hanson</text:p>
          </table:table-cell>
          <table:table-cell office:value-type="string" calcext:value-type="string">
            <text:p>Trailer Park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tockbridg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wampscot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Wobur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Ann Arbor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Ann Arbor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attle Creek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aldwin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enton Harbor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itley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Hotel</text:p>
          </table:table-cell>
          <table:table-cell office:value-type="float" office:value="21" calcext:value-type="float">
            <text:p>2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Restaurant</text:p>
          </table:table-cell>
          <table:table-cell office:value-type="float" office:value="6" calcext:value-type="float">
            <text:p>6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Beauty Parlor</text:p>
          </table:table-cell>
          <table:table-cell office:value-type="float" office:value="6" calcext:value-type="float">
            <text:p>6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Tavern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Tailor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Drug Store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Flint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Grand Juncti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Idlewil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Idlewild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Idlewild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Lansing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Muskego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Oscod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Shelby Township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Saginaw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South Haven 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Woodlan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Dulut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Paul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. Paul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Biloxi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Grenad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Laurel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Laurel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acomb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acomb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eridia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eridia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ound Bayou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ound Bayou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New Alban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New Albany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Yazoo Cit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Yazoo Cit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Cape Giradeau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Carthag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xcelsior Springs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Hannibal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oplin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opli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Hotel</text:p>
          </table:table-cell>
          <table:table-cell office:value-type="float" office:value="6" calcext:value-type="float">
            <text:p>6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Restaurant</text:p>
          </table:table-cell>
          <table:table-cell office:value-type="float" office:value="10" calcext:value-type="float">
            <text:p>10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Beauty Parlor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Liquor Store</text:p>
          </table:table-cell>
          <table:table-cell office:value-type="float" office:value="8" calcext:value-type="float">
            <text:p>8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Country Club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Moberly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Josep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Hotel</text:p>
          </table:table-cell>
          <table:table-cell office:value-type="float" office:value="9" calcext:value-type="float">
            <text:p>9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Restaurant</text:p>
          </table:table-cell>
          <table:table-cell office:value-type="float" office:value="10" calcext:value-type="float">
            <text:p>10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Beauty Parlor</text:p>
          </table:table-cell>
          <table:table-cell office:value-type="float" office:value="26" calcext:value-type="float">
            <text:p>26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Tavern</text:p>
          </table:table-cell>
          <table:table-cell office:value-type="float" office:value="12" calcext:value-type="float">
            <text:p>1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Night Club</text:p>
          </table:table-cell>
          <table:table-cell office:value-type="float" office:value="6" calcext:value-type="float">
            <text:p>6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Liquor Store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Taxi Cab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Drug Store</text:p>
          </table:table-cell>
          <table:table-cell office:value-type="float" office:value="6" calcext:value-type="float">
            <text:p>6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Restaurant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Montana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Category is missing. Listed with a name, so probably Tourist Homes.</text:p>
          </table:table-cell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Grand Islan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Liquor Stor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Drug Store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Tourist Home</text:p>
          </table:table-cell>
          <table:table-cell office:value-type="float" office:value="8" calcext:value-type="float">
            <text:p>8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Hotel</text:p>
          </table:table-cell>
          <table:table-cell office:value-type="float" office:value="11" calcext:value-type="float">
            <text:p>1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Tourist Home</text:p>
          </table:table-cell>
          <table:table-cell office:value-type="float" office:value="7" calcext:value-type="float">
            <text:p>7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Restaurant</text:p>
          </table:table-cell>
          <table:table-cell office:value-type="float" office:value="9" calcext:value-type="float">
            <text:p>9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Tavern</text:p>
          </table:table-cell>
          <table:table-cell office:value-type="float" office:value="17" calcext:value-type="float">
            <text:p>17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Liquor Store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Highland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Highlands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Bell Mead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Bridge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Spelled “Bridgeston”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One listed separately as “Chinese Restaurant”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pe May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pe Ma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edar Knoll</text:p>
          </table:table-cell>
          <table:table-cell office:value-type="string" calcext:value-type="string">
            <text:p>Country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ast Orange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ast Orange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atontow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gg Harbo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gg Harbo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nglewoo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nglewood</text:p>
          </table:table-cell>
          <table:table-cell office:value-type="string" calcext:value-type="string">
            <text:p>Liquor Stor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skell</text:p>
          </table:table-cell>
          <table:table-cell office:value-type="string" calcext:value-type="string">
            <text:p>Recreation Park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ightstow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Jersey Cit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Jersey City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Keyport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Kennelworth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Recreation Park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inde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inde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inde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ong Branch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kewoo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Taxi Cab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ahwah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mouth Juncti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School of Beauty Cultur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rristow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ptun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ptun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Restaurant</text:p>
          </table:table-cell>
          <table:table-cell office:value-type="float" office:value="6" calcext:value-type="float">
            <text:p>6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On listed under “Chinese Restaurant”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Beauty Parlor</text:p>
          </table:table-cell>
          <table:table-cell office:value-type="float" office:value="12" calcext:value-type="float">
            <text:p>1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Tavern</text:p>
          </table:table-cell>
          <table:table-cell office:value-type="float" office:value="24" calcext:value-type="float">
            <text:p>2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Night Club</text:p>
          </table:table-cell>
          <table:table-cell office:value-type="float" office:value="8" calcext:value-type="float">
            <text:p>8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cean Cit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estaurant</text:p>
          </table:table-cell>
          <table:table-cell office:value-type="float" office:value="6" calcext:value-type="float">
            <text:p>6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On listed under “Chinese Restaurant”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eauty Parlor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ulsboro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erth Ambo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erth Ambo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oint Pleasant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ine Brook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ine Brook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ine Brook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lainfiel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leasantvill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leasantville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ahway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oselle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cotch Plain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cotch Plains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cotch Plains</text:p>
          </table:table-cell>
          <table:table-cell office:value-type="string" calcext:value-type="string">
            <text:p>Country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alem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ea Bright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hrewsbury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ummi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oms Rive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Pool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Vaux Hall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Vaux Hall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Vaux Hall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ildwood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ildwood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ildwoo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ildwoo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ildwoo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ildwoo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oodbur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Spelled incorrectly as Woodsbury (corrected in 1949)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est Pleasantville</text:p>
          </table:table-cell>
          <table:table-cell office:value-type="string" calcext:value-type="string">
            <text:p>Country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Restaurant</text:p>
          </table:table-cell>
          <table:table-cell office:value-type="float" office:value="15" calcext:value-type="float">
            <text:p>15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One listed under “Chinese Restaurant”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Beauty Parlor</text:p>
          </table:table-cell>
          <table:table-cell office:value-type="float" office:value="14" calcext:value-type="float">
            <text:p>1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Tavern</text:p>
          </table:table-cell>
          <table:table-cell office:value-type="float" office:value="14" calcext:value-type="float">
            <text:p>1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Night Club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Liquor Store</text:p>
          </table:table-cell>
          <table:table-cell office:value-type="float" office:value="7" calcext:value-type="float">
            <text:p>7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Service Station</text:p>
          </table:table-cell>
          <table:table-cell office:value-type="float" office:value="6" calcext:value-type="float">
            <text:p>6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Tailor</text:p>
          </table:table-cell>
          <table:table-cell office:value-type="float" office:value="6" calcext:value-type="float">
            <text:p>6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Elmir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Elmir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Ithaca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Glen Fall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Jamestow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Lackawanna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Lackawann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iagara Falls</text:p>
          </table:table-cell>
          <table:table-cell office:value-type="string" calcext:value-type="string">
            <text:p>Tourist Home</text:p>
          </table:table-cell>
          <table:table-cell office:value-type="float" office:value="7" calcext:value-type="float">
            <text:p>7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iagara Fall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iagara Falls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iagara Falls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Port Jervi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Poughkeepsi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chenectad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chenectady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Utic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atertow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Hotel</text:p>
          </table:table-cell>
          <table:table-cell office:value-type="float" office:value="29" calcext:value-type="float">
            <text:p>29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7 are ads, “Harlem”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Restaurant</text:p>
          </table:table-cell>
          <table:table-cell office:value-type="float" office:value="42" calcext:value-type="float">
            <text:p>42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2 are ads, 1 listed under “Chinese Restaurant”, “Harlem”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Beauty Parlor</text:p>
          </table:table-cell>
          <table:table-cell office:value-type="float" office:value="13" calcext:value-type="float">
            <text:p>13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“Harlem”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Barber Shop</text:p>
          </table:table-cell>
          <table:table-cell office:value-type="float" office:value="18" calcext:value-type="float">
            <text:p>18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1 is ad, “Harlem”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Tavern</text:p>
          </table:table-cell>
          <table:table-cell office:value-type="float" office:value="102" calcext:value-type="float">
            <text:p>102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7 are ads, “Harlem”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ight Club</text:p>
          </table:table-cell>
          <table:table-cell office:value-type="float" office:value="10" calcext:value-type="float">
            <text:p>10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“Harlem”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Liquor Store</text:p>
          </table:table-cell>
          <table:table-cell office:value-type="float" office:value="7" calcext:value-type="float">
            <text:p>7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1 is ad, “Harlem”</text:p>
          </table:table-cell>
        </table:table-row>
        <table:table-row table:style-name="ro1">
          <table:table-cell/>
          <table:table-cell office:value-type="string" calcext:value-type="string">
            <text:p>New York</text:p>
          </table:table-cell>
          <table:table-cell office:value-type="string" calcext:value-type="string">
            <text:p>Garage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“Harlem”</text:p>
          </table:table-cell>
        </table:table-row>
        <table:table-row table:style-name="ro1">
          <table:table-cell/>
          <table:table-cell office:value-type="string" calcext:value-type="string">
            <text:p>New York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“Harlem”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Tailor</text:p>
          </table:table-cell>
          <table:table-cell office:value-type="float" office:value="6" calcext:value-type="float">
            <text:p>6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3 are ads, one of which on top of p.60, Tailor includes Cleaner, “Harlem”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Dance Hal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“Harlem”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Restaurant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Beauty Parlor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Tavern</text:p>
          </table:table-cell>
          <table:table-cell office:value-type="float" office:value="33" calcext:value-type="float">
            <text:p>33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Liquor Store</text:p>
          </table:table-cell>
          <table:table-cell office:value-type="float" office:value="9" calcext:value-type="float">
            <text:p>9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isted as Ad and regular entry, 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Restaurant</text:p>
          </table:table-cell>
          <table:table-cell office:value-type="float" office:value="7" calcext:value-type="float">
            <text:p>7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Tavern</text:p>
          </table:table-cell>
          <table:table-cell office:value-type="float" office:value="54" calcext:value-type="float">
            <text:p>54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Liquor Store</text:p>
          </table:table-cell>
          <table:table-cell office:value-type="float" office:value="6" calcext:value-type="float">
            <text:p>6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Ballroom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Bronx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mitville 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mitville 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mitville 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mitville 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Corona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Corona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Flushing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Hempstea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Long Island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Elmsfor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Westchester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Mt. Vernon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Mt. Vernon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Mt. Vernon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orth Castle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Ossining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orth Tarrytown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orth Tarrytow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Tuckahoe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Tuckaho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Tuckaho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hite Plain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Yonkers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Carlsba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Demin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Lascrice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Prob. Las Cruces</text:p>
          </table:table-cell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Rosewell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Rosewell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Tucmcari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Prob. Tucumcari</text:p>
          </table:table-cell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Asheville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Ashe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Ashevill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Ashe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Ashevill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Ashevill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Bladenboro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arthag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Elizabeth Cit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Elizabethtow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Elizabethtow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Elizabethtow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aston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Hallsboro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High Poin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Little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Mt. Oliv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New Ber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New Ber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New Ber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Same address listed twice</text:p>
          </table:table-cell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Taxi Cab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Pinehurs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Pinehurst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Sanfor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Sanford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Sanford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Salisbury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Sumte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hite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ndsor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nston-Salem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nston-Salem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nston-Salem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eld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Restaurant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Beauty Parlor</text:p>
          </table:table-cell>
          <table:table-cell office:value-type="float" office:value="14" calcext:value-type="float">
            <text:p>1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Tavern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Taxi Cab</text:p>
          </table:table-cell>
          <table:table-cell office:value-type="float" office:value="7" calcext:value-type="float">
            <text:p>7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llianc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Restaurant</text:p>
          </table:table-cell>
          <table:table-cell office:value-type="float" office:value="13" calcext:value-type="float">
            <text:p>13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1 listed under “Chinese Restaurant”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Beauty Parlor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Tavern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Drug Store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Taxi Cab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Hotel</text:p>
          </table:table-cell>
          <table:table-cell office:value-type="float" office:value="6" calcext:value-type="float">
            <text:p>6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Restaurant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Beauty Parlor</text:p>
          </table:table-cell>
          <table:table-cell office:value-type="float" office:value="9" calcext:value-type="float">
            <text:p>9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Tavern</text:p>
          </table:table-cell>
          <table:table-cell office:value-type="float" office:value="6" calcext:value-type="float">
            <text:p>6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Service Station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Garag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Tailor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Hotel</text:p>
          </table:table-cell>
          <table:table-cell office:value-type="float" office:value="11" calcext:value-type="float">
            <text:p>1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Day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Day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Lorain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ansfiel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ariett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ariett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iddletow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iddletow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iddletown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Oberli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teuben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Youngstow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Zanes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Zanes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Zanes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Zanes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Zanesvill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Bole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Chickash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Enid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Guthri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mulgee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mulge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mulge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mulgee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Shawne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Shawne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Altoon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Altoon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Bedfor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oates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Darb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Eeri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Gettybur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Germantown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Germantown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Germantown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Greensbur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New Cast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Oil Cit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Hotel</text:p>
          </table:table-cell>
          <table:table-cell office:value-type="float" office:value="23" calcext:value-type="float">
            <text:p>2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Restaurant</text:p>
          </table:table-cell>
          <table:table-cell office:value-type="float" office:value="9" calcext:value-type="float">
            <text:p>9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Beauty Parlor</text:p>
          </table:table-cell>
          <table:table-cell office:value-type="float" office:value="11" calcext:value-type="float">
            <text:p>1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School of Beauty Cultur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Tavern</text:p>
          </table:table-cell>
          <table:table-cell office:value-type="float" office:value="26" calcext:value-type="float">
            <text:p>26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Night Club</text:p>
          </table:table-cell>
          <table:table-cell office:value-type="float" office:value="7" calcext:value-type="float">
            <text:p>7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Garage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Sharon Hill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yn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illiamspor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ilkes Barr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Newport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Automotiv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Aike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Aike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Beaufort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Tourist Home</text:p>
          </table:table-cell>
          <table:table-cell office:value-type="float" office:value="7" calcext:value-type="float">
            <text:p>7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Restaurant</text:p>
          </table:table-cell>
          <table:table-cell office:value-type="float" office:value="9" calcext:value-type="float">
            <text:p>9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eraw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eorgetown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Orangeburg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umter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umte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umter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umter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Tourist Cam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Sioux Fall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larks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larks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larksvill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larks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larksvill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Knoxville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Knox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Restaurant</text:p>
          </table:table-cell>
          <table:table-cell office:value-type="float" office:value="6" calcext:value-type="float">
            <text:p>6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School of Beauty Cultur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urfreesbor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Beauty Parlor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bilen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Beaumon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Beaumont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Restaurant</text:p>
          </table:table-cell>
          <table:table-cell office:value-type="float" office:value="9" calcext:value-type="float">
            <text:p>9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Beauty Parlor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Liquor Stor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pus Christie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sican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sican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sican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Taxi Ca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Pittsburg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Beauty Parlor</text:p>
          </table:table-cell>
          <table:table-cell office:value-type="float" office:value="9" calcext:value-type="float">
            <text:p>9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Night Club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Tyler 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Texarkana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Beauty Parlor</text:p>
          </table:table-cell>
          <table:table-cell office:value-type="float" office:value="8" calcext:value-type="float">
            <text:p>8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xahachie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ichita Fall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ichita Fall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Burling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Burling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Burling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Rutlan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Northfiel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Utah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Abing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Buckroe Beach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Buckroe Beach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aret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hristianburg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Danvill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Dunbar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arm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armvi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armvill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armvill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redericksburg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rrisonbur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ura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atural Bridg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Tourist Home</text:p>
          </table:table-cell>
          <table:table-cell office:value-type="float" office:value="6" calcext:value-type="float">
            <text:p>6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1 is ad </text:p>
          </table:table-cell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etersburg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1 is ad </text:p>
          </table:table-cell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etersburg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hoebu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South Hill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Staun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Staun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Tappahannock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Tappahannock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arrento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arren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arren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arrent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arrenton</text:p>
          </table:table-cell>
          <table:table-cell office:value-type="string" calcext:value-type="string">
            <text:p>Taxi Cab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Everett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Restaurant</text:p>
          </table:table-cell>
          <table:table-cell office:value-type="float" office:value="10" calcext:value-type="float">
            <text:p>10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Beauty Parlor</text:p>
          </table:table-cell>
          <table:table-cell office:value-type="float" office:value="6" calcext:value-type="float">
            <text:p>6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Tavern</text:p>
          </table:table-cell>
          <table:table-cell office:value-type="float" office:value="5" calcext:value-type="float">
            <text:p>5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Service Station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Drug Store</text:p>
          </table:table-cell>
          <table:table-cell office:value-type="float" office:value="4" calcext:value-type="float">
            <text:p>4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Tacom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Tacom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Yakim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Taxi Cab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luefiel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Parkersburg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ite Sulphur Spring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isconsin</text:p>
          </table:table-cell>
          <table:table-cell office:value-type="string" calcext:value-type="string">
            <text:p>Fond Du Lac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isconsin</text:p>
          </table:table-cell>
          <table:table-cell office:value-type="string" calcext:value-type="string">
            <text:p>Oshkosh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Casper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Cheyenn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Cheyenn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Rawlin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Rock Spring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47" calcext:value-type="float">
            <text:p>194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9">00/00/0000</text:date>, <text:time style:data-style-name="N2" text:time-value="14:02:49.33096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udia Engel</meta:initial-creator>
    <meta:creation-date>2015-11-13T15:34:18.702778000</meta:creation-date>
    <dc:date>2017-07-29T14:03:06.048057000</dc:date>
    <dc:creator>Claudia Engel</dc:creator>
    <meta:editing-duration>P20DT12H4M18S</meta:editing-duration>
    <meta:editing-cycles>557</meta:editing-cycles>
    <meta:generator>LibreOffice/5.1.3.2$MacOSX_X86_64 LibreOffice_project/644e4637d1d8544fd9f56425bd6cec110e49301b</meta:generator>
    <meta:document-statistic meta:table-count="1" meta:cell-count="7293" meta:object-count="0"/>
  </office:meta>
</office:document-meta>
</file>